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mm" svg:height="90.04mm" svg:x="157.69mm" svg:y="5.58mm">
            <loext:p draw:notify-on-update-of-ranges="Feuille1.A16:Feuille1.A16 Feuille1.A17:Feuille1.A19 Feuille1.B16:Feuille1.B16 Feuille1.B17:Feuille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4mm" svg:x="155.22mm" svg:y="119mm">
            <loext:p draw:notify-on-update-of-ranges="Feuille1.A41:Feuille1.A41 Feuille1.A42:Feuille1.A44 Feuille1.B41:Feuille1.B41 Feuille1.B42:Feuille1.B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chier operations-2043</text:p>
          </table:table-cell>
          <table:table-cell/>
          <table:table-cell office:value-type="string" calcext:value-type="string">
            <text:p>500 o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ode secur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serveurs</text:p>
          </table:table-cell>
          <table:table-cell table:number-columns-repeated="2" office:value-type="string" calcext:value-type="string">
            <text:p>Q=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4177" calcext:value-type="float">
            <text:p>4177</text:p>
          </table:table-cell>
          <table:table-cell office:value-type="float" office:value="3556" calcext:value-type="float">
            <text:p>3556</text:p>
          </table:table-cell>
          <table:table-cell office:value-type="float" office:value="4464" calcext:value-type="float">
            <text:p>4464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5:.D5])" office:value-type="float" office:value="4065.66666666667" calcext:value-type="float">
            <text:p>4 065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 serveurs</text:p>
          </table:table-cell>
          <table:table-cell table:number-columns-repeated="2" office:value-type="string" calcext:value-type="string">
            <text:p>Q=3</text:p>
          </table:table-cell>
          <table:table-cell office:value-type="string" calcext:value-type="string">
            <text:p>Q=4</text:p>
          </table:table-cell>
          <table:table-cell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5386" calcext:value-type="float">
            <text:p>5386</text:p>
          </table:table-cell>
          <table:table-cell office:value-type="float" office:value="5078" calcext:value-type="float">
            <text:p>5078</text:p>
          </table:table-cell>
          <table:table-cell office:value-type="float" office:value="5543" calcext:value-type="float">
            <text:p>5543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9:.D9])" office:value-type="float" office:value="5335.66666666667" calcext:value-type="float">
            <text:p>5 335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 serveurs</text:p>
          </table:table-cell>
          <table:table-cell table:number-columns-repeated="4" office:value-type="string" calcext:value-type="string">
            <text:p>Q=3</text:p>
          </table:table-cell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6185" calcext:value-type="float">
            <text:p>6185</text:p>
          </table:table-cell>
          <table:table-cell office:value-type="float" office:value="6002" calcext:value-type="float">
            <text:p>6002</text:p>
          </table:table-cell>
          <table:table-cell office:value-type="float" office:value="6059" calcext:value-type="float">
            <text:p>6059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13:.D13])" office:value-type="float" office:value="6082" calcext:value-type="float">
            <text:p>6 082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mbre de serveurs</text:p>
          </table:table-cell>
          <table:table-cell table:style-name="ce2" office:value-type="string" calcext:value-type="string">
            <text:p>Temp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36" calcext:value-type="float">
            <text:p>53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2" calcext:value-type="float">
            <text:p>6082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Mode non secur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rveurs</text:p>
          </table:table-cell>
          <table:table-cell office:value-type="string" calcext:value-type="string">
            <text:p>Q=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M=0</text:p>
          </table:table-cell>
          <table:table-cell table:number-columns-repeated="2"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8820" calcext:value-type="float">
            <text:p>8820</text:p>
          </table:table-cell>
          <table:table-cell office:value-type="float" office:value="8609" calcext:value-type="float">
            <text:p>86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0:.C30])" office:value-type="float" office:value="8578.66666666667" calcext:value-type="float">
            <text:p>8 578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=0</text:p>
          </table:table-cell>
          <table:table-cell office:value-type="string" calcext:value-type="string">
            <text:p>M=50</text:p>
          </table:table-cell>
          <table:table-cell table:number-columns-repeated="2"/>
        </table:table-row>
        <table:table-row table:style-name="ro1">
          <table:table-cell office:value-type="float" office:value="12985" calcext:value-type="float">
            <text:p>12985</text:p>
          </table:table-cell>
          <table:table-cell office:value-type="float" office:value="13252" calcext:value-type="float">
            <text:p>13252</text:p>
          </table:table-cell>
          <table:table-cell office:value-type="float" office:value="12571" calcext:value-type="float">
            <text:p>12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4:.C34])" office:value-type="float" office:value="12936" calcext:value-type="float">
            <text:p>12 936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=0</text:p>
          </table:table-cell>
          <table:table-cell office:value-type="string" calcext:value-type="string">
            <text:p>M=80</text:p>
          </table:table-cell>
          <table:table-cell table:number-columns-repeated="2"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float" office:value="13905" calcext:value-type="float">
            <text:p>13905</text:p>
          </table:table-cell>
          <table:table-cell office:value-type="float" office:value="14003" calcext:value-type="float">
            <text:p>140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8:.C38])" office:value-type="float" office:value="14183.6666666667" calcext:value-type="float">
            <text:p>14 183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emp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79" calcext:value-type="float">
            <text:p>85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36" calcext:value-type="float">
            <text:p>1293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184" calcext:value-type="float">
            <text:p>141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13:41.554214970</meta:creation-date>
    <dc:date>2017-11-06T10:43:10.112749882</dc:date>
    <meta:editing-duration>PT9M8S</meta:editing-duration>
    <meta:editing-cycles>1</meta:editing-cycles>
    <meta:document-statistic meta:table-count="1" meta:cell-count="76" meta:object-count="2"/>
    <meta:generator>LibreOffice/5.2.7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4.419cm" svg:y="0.316cm" chart:style-name="ch2">
          <text:p>Temps execution en mode securise</text:p>
        </chart:title>
        <chart:plot-area chart:style-name="ch3" table:cell-range-address="Feuille1.A16:Feuille1.B19" chart:data-source-has-labels="both" svg:x="1.33cm" svg:y="1.275cm" svg:width="14.342cm" svg:height="6.569cm">
          <chartooo:coordinate-region svg:x="2.322cm" svg:y="1.474cm" svg:width="13.257cm" svg:height="5.723cm"/>
          <chart:axis chart:dimension="x" chart:name="primary-x" chart:style-name="ch4" chartooo:axis-type="auto">
            <chartooo:date-scale/>
            <chart:title svg:x="7.346cm" svg:y="8.024cm" chart:style-name="ch5">
              <text:p>Nb de serveurs</text:p>
            </chart:title>
            <chart:categories table:cell-range-address="Feuille1.A17:Feuille1.A19"/>
            <chart:grid chart:style-name="ch6" chart:class="major"/>
          </chart:axis>
          <chart:axis chart:dimension="y" chart:name="primary-y" chart:style-name="ch4">
            <chart:title svg:x="0.451cm" svg:y="5.436cm" chart:style-name="ch7">
              <text:p>Temps (ms)</text:p>
            </chart:title>
            <chart:grid chart:style-name="ch6" chart:class="major"/>
          </chart:axis>
          <chart:series chart:style-name="ch8" chart:values-cell-range-address="Feuille1.B17:Feuille1.B19" chart:label-cell-address="Feuille1.B16:Feuille1.B1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A17:Feuille1.A19</svg:desc>
                </draw:g>
              </table:table-cell>
              <table:table-cell office:value-type="float" office:value="4066">
                <text:p>4066</text:p>
                <draw:g>
                  <svg:desc>Feuille1.B17:Feuille1.B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82">
                <text:p>6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3.996cm" svg:y="0.316cm" chart:style-name="ch2">
          <text:p>Temps execution en mode non securise</text:p>
        </chart:title>
        <chart:plot-area chart:style-name="ch3" table:cell-range-address="Feuille1.A41:Feuille1.B44" chart:data-source-has-labels="both" svg:x="1.33cm" svg:y="1.275cm" svg:width="14.341cm" svg:height="6.569cm">
          <chartooo:coordinate-region svg:x="2.507cm" svg:y="1.474cm" svg:width="12.977cm" svg:height="5.723cm"/>
          <chart:axis chart:dimension="x" chart:name="primary-x" chart:style-name="ch4" chartooo:axis-type="auto">
            <chartooo:date-scale/>
            <chart:title svg:x="6.776cm" svg:y="8.024cm" chart:style-name="ch5">
              <text:p>M du serveur malicieux</text:p>
            </chart:title>
            <chart:categories table:cell-range-address="Feuille1.A42:Feuille1.A44"/>
            <chart:grid chart:style-name="ch6" chart:class="major"/>
          </chart:axis>
          <chart:axis chart:dimension="y" chart:name="primary-y" chart:style-name="ch4">
            <chart:title svg:x="0.451cm" svg:y="5.436cm" chart:style-name="ch7">
              <text:p>Temps (ms)</text:p>
            </chart:title>
            <chart:grid chart:style-name="ch6" chart:class="major"/>
          </chart:axis>
          <chart:series chart:style-name="ch8" chart:values-cell-range-address="Feuille1.B42:Feuille1.B44" chart:label-cell-address="Feuille1.B41:Feuille1.B4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Feuille1.B41:Feuille1.B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42:Feuille1.A44</svg:desc>
                </draw:g>
              </table:table-cell>
              <table:table-cell office:value-type="float" office:value="8579">
                <text:p>8579</text:p>
                <draw:g>
                  <svg:desc>Feuille1.B42:Feuille1.B4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36">
                <text:p>129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184">
                <text:p>14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